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346" officeooo:paragraph-rsid="0003e346"/>
    </style:style>
    <style:style style:name="P2" style:family="paragraph" style:parent-style-name="Standard">
      <style:text-properties officeooo:rsid="0003e346" officeooo:paragraph-rsid="00072ab6"/>
    </style:style>
    <style:style style:name="P3" style:family="paragraph" style:parent-style-name="Standard">
      <style:text-properties officeooo:rsid="000586a9" officeooo:paragraph-rsid="000586a9"/>
    </style:style>
    <style:style style:name="P4" style:family="paragraph" style:parent-style-name="Standard">
      <style:text-properties officeooo:rsid="0003e346" officeooo:paragraph-rsid="00072ab6"/>
    </style:style>
    <style:style style:name="P5" style:family="paragraph" style:parent-style-name="Standard">
      <style:text-properties officeooo:rsid="0003e346" officeooo:paragraph-rsid="0009894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ca97"/>
    </style:style>
    <style:style style:name="T3" style:family="text">
      <style:text-properties style:text-underline-style="solid" style:text-underline-width="auto" style:text-underline-color="font-color" officeooo:rsid="00072ab6"/>
    </style:style>
    <style:style style:name="T4" style:family="text">
      <style:text-properties style:text-underline-style="solid" style:text-underline-width="auto" style:text-underline-color="font-color" officeooo:rsid="00098944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72ab6" fo:background-color="#ffff00" loext:char-shading-value="0"/>
    </style:style>
    <style:style style:name="T7" style:family="text">
      <style:text-properties officeooo:rsid="00098944" fo:background-color="#ffff00" loext:char-shading-value="0"/>
    </style:style>
    <style:style style:name="T8" style:family="text">
      <style:text-properties officeooo:rsid="00072ab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72ab6"/>
    </style:style>
    <style:style style:name="T11" style:family="text">
      <style:text-properties style:text-underline-style="none" officeooo:rsid="0004ca97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72ab6" fo:background-color="transparent" loext:char-shading-value="0"/>
    </style:style>
    <style:style style:name="T14" style:family="text">
      <style:text-properties officeooo:rsid="00098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UARI(<text:span text:style-name="T3">IDUsuari</text:span><text:span text:style-name="T8">, </text:span><text:span text:style-name="T9">Username</text:span>, Password, <text:span text:style-name="T8">fechacreacion, usuariocreacion, fechamodificacion, usuariomodificacion</text:span>)</text:p>
      <text:p text:style-name="P1"/>
      <text:p text:style-name="P2">PERSONATGE(<text:span text:style-name="T3">IDPersonatge</text:span><text:span text:style-name="T8">, </text:span><text:span text:style-name="T9">Nom</text:span>, Descripció, <text:span text:style-name="T8">fechacreacion, usuariocreacion, fechamodificacion, usuariomodificacion</text:span>)</text:p>
      <text:p text:style-name="P2"/>
      <text:p text:style-name="P3">Protagonitzada(<text:span text:style-name="T3">IDPersonatge</text:span>, <text:span text:style-name="T1">IDAventura</text:span>)</text:p>
      <text:p text:style-name="P3"/>
      <text:p text:style-name="P2">AVENTURA(<text:span text:style-name="T1">IDAventura</text:span>, Nom, Descripció, <text:span text:style-name="T8">fechacreacion, usuariocreacion, fechamodificacion, usuariomodificacion</text:span>)</text:p>
      <text:p text:style-name="P2"/>
      <text:p text:style-name="P2">PARTIDA(<text:span text:style-name="T1">IDPartida</text:span>, Data, Hora, <text:span text:style-name="T6">IDUsuari</text:span><text:span text:style-name="T5">, </text:span><text:span text:style-name="T6">IDPersonatge</text:span><text:span text:style-name="T5">, IDAventura</text:span><text:span text:style-name="T12">, </text:span><text:span text:style-name="T13">fechacreacion, usuariocreacion, fechamodificacion, usuariomodificacion</text:span>)</text:p>
      <text:p text:style-name="P2"/>
      <text:p text:style-name="P2">OPCIÓ(<text:span text:style-name="T1">IDOpció</text:span>, Descripció, <text:span text:style-name="T5">IDPas, IDPas_NO_FINAL, </text:span><text:span text:style-name="T6">IDPas, </text:span><text:span text:style-name="T7">IDResposta</text:span><text:span text:style-name="T13">, fechacreacion, usuariocreacion, fechamodificacion, usuariomodificacion</text:span>)</text:p>
      <text:p text:style-name="P2"/>
      <text:p text:style-name="P5"><text:span text:style-name="T14">RESPOSTA</text:span>(<text:span text:style-name="T4">IDResposta</text:span>, Descripció,<text:span text:style-name="T13"> fechacreacion, usuariocreacion, fechamodificacion, usuariomodificacion</text:span>)</text:p>
      <text:p text:style-name="P2"/>
      <text:p text:style-name="P2">PAS(<text:span text:style-name="T1">IDPas</text:span>, Descripció, <text:span text:style-name="T8">fechacreacion, usuariocreacion, fechamodificacion, usuariomodificacion</text:span>)</text:p>
      <text:p text:style-name="P2"/>
      <text:p text:style-name="P2">PAS_NO_FINAL(<text:span text:style-name="T1">IDPas</text:span><text:span text:style-name="T9">, </text:span><text:span text:style-name="T10">fechacreacion, usuariocreacion, fechamodificacion, usuariomodificacion</text:span>)</text:p>
      <text:p text:style-name="P2"/>
      <text:p text:style-name="P2">PAS_FINAL(<text:span text:style-name="T1">IDPas</text:span><text:span text:style-name="T9">, </text:span><text:span text:style-name="T10">fechacreacion, usuariocreacion, fechamodificacion, usuariomodificacion</text:span>)</text:p>
      <text:p text:style-name="P2"/>
      <text:p text:style-name="P2">PRESADECISIONS(<text:span text:style-name="T1">IDPartida, </text:span><text:span text:style-name="T2">IDPas, IDOpció</text:span><text:span text:style-name="T11">, </text:span><text:span text:style-name="T10">fechacreacion, usuariocreacion, fechamodificacion, usuariomodificacion</text:span><text:span text:style-name="T9">)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07:25.288418537</meta:creation-date>
    <dc:date>2022-01-14T08:23:06.638902131</dc:date>
    <meta:editing-duration>PT16M44S</meta:editing-duration>
    <meta:editing-cycles>4</meta:editing-cycles>
    <meta:generator>LibreOffice/7.0.6.2$Linux_X86_64 LibreOffice_project/00$Build-2</meta:generator>
    <meta:document-statistic meta:table-count="0" meta:image-count="0" meta:object-count="0" meta:page-count="1" meta:paragraph-count="11" meta:word-count="72" meta:character-count="1138" meta:non-whitespace-character-count="1077"/>
  </office:meta>
</office:document-meta>
</file>